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b426" officeooo:paragraph-rsid="000cb426"/>
    </style:style>
    <style:style style:name="P2" style:family="paragraph" style:parent-style-name="Standard" style:list-style-name="L1">
      <style:text-properties officeooo:rsid="000cb426" officeooo:paragraph-rsid="000cb426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cb426" officeooo:paragraph-rsid="000cb42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b426" officeooo:paragraph-rsid="000cb42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cb426" officeooo:paragraph-rsid="000cb426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0e7023" officeooo:paragraph-rsid="000e7023"/>
    </style:style>
    <style:style style:name="P7" style:family="paragraph" style:parent-style-name="Header">
      <style:text-properties officeooo:rsid="000cb426" officeooo:paragraph-rsid="000cb426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équence 4</text:p>
      <text:p text:style-name="P3">Gouverner la France depuis 1946</text:p>
      <text:p text:style-name="P4">(État, gouvernement, administration et opinion publique)</text:p>
      <text:p text:style-name="P1"/>
      <text:p text:style-name="P1"/>
      <text:list xml:id="list5425813702412179212" text:style-name="L1">
        <text:list-item>
          <text:p text:style-name="P2">1946 :</text:p>
          <text:list>
            <text:list-item>
              <text:p text:style-name="P2">Fin de la 2GM</text:p>
            </text:list-item>
            <text:list-item>
              <text:p text:style-name="P2">4<text:span text:style-name="T2">e</text:span> république</text:p>
            </text:list-item>
            <text:list-item>
              <text:p text:style-name="P2">Fin du régime de Vichy</text:p>
            </text:list-item>
            <text:list-item>
              <text:p text:style-name="P2">Gouvernement provisoire par De Gaulle</text:p>
            </text:list-item>
          </text:list>
          <text:p text:style-name="P2"/>
        </text:list-item>
        <text:list-item>
          <text:p text:style-name="P2">La 4<text:span text:style-name="T2">e</text:span> république est instable</text:p>
        </text:list-item>
        <text:list-item>
          <text:p text:style-name="P2">Crises politiques</text:p>
          <text:list>
            <text:list-header>
              <text:p text:style-name="P2">1958</text:p>
              <text:p text:style-name="P2">On propose à De Gaulle d’être président </text:p>
              <text:list>
                <text:list-header>
                  <text:p text:style-name="P2">Il n’accepte qu’à condition qu’on change la constitution </text:p>
                  <text:p text:style-name="P2">→ 5<text:span text:style-name="T2">e</text:span> république</text:p>
                </text:list-header>
              </text:list>
            </text:list-header>
          </text:list>
          <text:p text:style-name="P2"/>
        </text:list-item>
      </text:list>
      <text:p text:style-name="P1"/>
      <text:p text:style-name="P6">En quoi la façon de gouverner la France depuis l’avènement de la 4<text:span text:style-name="T2">e</text:span> république a-t-elle dû évoluer pour s’adapter au contexte international et à l’affirmation de l’opinion publique 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b426" officeooo:paragraph-rsid="000cb42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istoire<text:tab/><text:tab/>T2 S4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24:21.261000000</meta:creation-date>
    <dc:date>2019-02-12T11:50:37.636000000</dc:date>
    <meta:editing-duration>PT15M51S</meta:editing-duration>
    <meta:editing-cycles>1</meta:editing-cycles>
    <meta:document-statistic meta:table-count="0" meta:image-count="0" meta:object-count="0" meta:page-count="1" meta:paragraph-count="19" meta:word-count="103" meta:character-count="564" meta:non-whitespace-character-count="487"/>
    <meta:generator>LibreOffice/5.1.6.2$Windows_x86 LibreOffice_project/07ac168c60a517dba0f0d7bc7540f5afa45f0909</meta:generator>
  </office:meta>
</office:document-meta>
</file>